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12.241cm"/>
    </style:style>
    <style:style style:name="co3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8.504cm"/>
    </style:style>
    <style:style style:name="co5" style:family="table-column">
      <style:table-column-properties fo:break-before="auto" style:column-width="5.629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13.795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8.1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1.064cm" fo:break-before="auto" style:use-optimal-row-height="fals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1.762cm" fo:break-before="auto" style:use-optimal-row-height="tru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783cm" fo:break-before="auto" style:use-optimal-row-height="false"/>
    </style:style>
    <style:style style:name="ro11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344cm" fo:break-before="auto" style:use-optimal-row-height="false"/>
    </style:style>
    <style:style style:name="ro13" style:family="table-row">
      <style:table-row-properties style:row-height="1.362cm" fo:break-before="auto" style:use-optimal-row-height="false"/>
    </style:style>
    <style:style style:name="ro14" style:family="table-row">
      <style:table-row-properties style:row-height="2.016cm" fo:break-before="auto" style:use-optimal-row-height="false"/>
    </style:style>
    <style:style style:name="ro15" style:family="table-row">
      <style:table-row-properties style:row-height="2.799cm" fo:break-before="auto" style:use-optimal-row-height="false"/>
    </style:style>
    <style:style style:name="ro16" style:family="table-row">
      <style:table-row-properties style:row-height="1.081cm" fo:break-before="auto" style:use-optimal-row-height="false"/>
    </style:style>
    <style:style style:name="ro17" style:family="table-row">
      <style:table-row-properties style:row-height="1.214cm" fo:break-before="auto" style:use-optimal-row-height="false"/>
    </style:style>
    <style:style style:name="ro18" style:family="table-row">
      <style:table-row-properties style:row-height="1.642cm" fo:break-before="auto" style:use-optimal-row-height="false"/>
    </style:style>
    <style:style style:name="ro19" style:family="table-row">
      <style:table-row-properties style:row-height="1.288cm" fo:break-before="auto" style:use-optimal-row-height="false"/>
    </style:style>
    <style:style style:name="ro20" style:family="table-row">
      <style:table-row-properties style:row-height="1.716cm" fo:break-before="auto" style:use-optimal-row-height="false"/>
    </style:style>
    <style:style style:name="ro21" style:family="table-row">
      <style:table-row-properties style:row-height="1.418cm" fo:break-before="auto" style:use-optimal-row-height="false"/>
    </style:style>
    <style:style style:name="ro22" style:family="table-row">
      <style:table-row-properties style:row-height="1.381cm" fo:break-before="auto" style:use-optimal-row-height="false"/>
    </style:style>
    <style:style style:name="ro23" style:family="table-row">
      <style:table-row-properties style:row-height="2.09cm" fo:break-before="auto" style:use-optimal-row-height="false"/>
    </style:style>
    <style:style style:name="ro24" style:family="table-row">
      <style:table-row-properties style:row-height="2.11cm" fo:break-before="auto" style:use-optimal-row-height="false"/>
    </style:style>
    <style:style style:name="ro25" style:family="table-row">
      <style:table-row-properties style:row-height="1.699cm" fo:break-before="auto" style:use-optimal-row-height="false"/>
    </style:style>
    <style:style style:name="ro26" style:family="table-row">
      <style:table-row-properties style:row-height="1.101cm" fo:break-before="auto" style:use-optimal-row-height="false"/>
    </style:style>
    <style:style style:name="ro27" style:family="table-row">
      <style:table-row-properties style:row-height="1.755cm" fo:break-before="auto" style:use-optimal-row-height="false"/>
    </style:style>
    <style:style style:name="ro28" style:family="table-row">
      <style:table-row-properties style:row-height="0.877cm" fo:break-before="auto" style:use-optimal-row-height="false"/>
    </style:style>
    <style:style style:name="ro29" style:family="table-row">
      <style:table-row-properties style:row-height="0.82cm" fo:break-before="auto" style:use-optimal-row-height="false"/>
    </style:style>
    <style:style style:name="ro30" style:family="table-row">
      <style:table-row-properties style:row-height="1.325cm" fo:break-before="auto" style:use-optimal-row-height="false"/>
    </style:style>
    <style:style style:name="ro31" style:family="table-row">
      <style:table-row-properties style:row-height="2.427cm" fo:break-before="auto" style:use-optimal-row-height="false"/>
    </style:style>
    <style:style style:name="ro32" style:family="table-row">
      <style:table-row-properties style:row-height="1.623cm" fo:break-before="auto" style:use-optimal-row-height="false"/>
    </style:style>
    <style:style style:name="ro33" style:family="table-row">
      <style:table-row-properties style:row-height="1.586cm" fo:break-before="auto" style:use-optimal-row-height="false"/>
    </style:style>
    <style:style style:name="ro34" style:family="table-row">
      <style:table-row-properties style:row-height="2.203cm" fo:break-before="auto" style:use-optimal-row-height="false"/>
    </style:style>
    <style:style style:name="ro35" style:family="table-row">
      <style:table-row-properties style:row-height="2.448cm" fo:break-before="auto" style:use-optimal-row-height="true"/>
    </style:style>
    <style:style style:name="ro36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02cm solid #000000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style:shrink-to-fit="tru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language="en" fo:country="US" fo:font-style="normal" fo:font-weight="bold" style:font-name-asian="Lucida Sans Unicode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style="normal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1c1c1c"/>
    </style:style>
    <style:style style:name="T2" style:family="text">
      <style:text-properties fo:color="#000000"/>
    </style:style>
  </office:automatic-styles>
  <office:body>
    <office:spreadsheet>
      <table:table table:name="Product Backlog" table:style-name="ta1" table:print-ranges="'Product Backlog'.A9:'Product Backlog'.A12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table:number-columns-spanned="5" table:number-rows-spanned="3">
            <text:p>PRODUC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EPIC: Evoevent</text:p>
          </table:table-cell>
          <table:covered-table-cell table:number-columns-repeated="4" table:style-name="ce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2">
          <table:table-cell table:style-name="ce5" office:value-type="string" table:number-columns-spanned="5" table:number-rows-spanned="1">
            <text:p>MÓDULO 1: <text:span text:style-name="T1">Cadastro e autenticação</text:span> </text:p>
          </table:table-cell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NOME</text:p>
          </table:table-cell>
          <table:table-cell office:value-type="string">
            <text:p>IMPORTÂNCIA</text:p>
          </table:table-cell>
          <table:table-cell table:style-name="ce6" office:value-type="string">
            <text:p>COMO DEMONSTRAR</text:p>
          </table:table-cell>
          <table:table-cell table:style-name="ce6" office:value-type="string">
            <text:p>NOTAS</text:p>
          </table:table-cell>
        </table:table-row>
        <table:table-row table:style-name="ro3">
          <table:table-cell office:value-type="string">
            <text:p>RF001</text:p>
          </table:table-cell>
          <table:table-cell office:value-type="string">
            <text:p>Efetuar Autenticaçã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autenticar o usuário de acordo com os dados fornecidos no sistema.</text:p>
          </table:table-cell>
        </table:table-row>
        <table:table-row table:style-name="ro4">
          <table:table-cell office:value-type="string">
            <text:p>RF002</text:p>
          </table:table-cell>
          <table:table-cell office:value-type="string">
            <text:p>Cadastrar Usuári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requisitar o cadastro de um novo usuário no sistema, permitindo que o usuário posso entrar com um perfil válido.</text:p>
          </table:table-cell>
        </table:table-row>
        <table:table-row table:style-name="ro5">
          <table:table-cell office:value-type="string">
            <text:p>RF003</text:p>
          </table:table-cell>
          <table:table-cell office:value-type="string">
            <text:p>Requisitar Promoção: Gerente de Eventos/Revisor de Trabalhos</text:p>
          </table:table-cell>
          <table:table-cell office:value-type="string">
            <text:p>Crítico</text:p>
          </table:table-cell>
          <table:table-cell/>
          <table:table-cell table:style-name="ce12" office:value-type="string">
            <text:p>O sistema deve requisitar a promoção (novos privilégios) para um conta de usuário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2: <text:span text:style-name="T2">Eventos</text:span> <text:s/></text:p>
          </table:table-cell>
          <table:covered-table-cell table:number-columns-repeated="4" table:style-name="ce8"/>
        </table:table-row>
        <table:table-row table:style-name="ro6">
          <table:table-cell office:value-type="string">
            <text:p>RF004</text:p>
          </table:table-cell>
          <table:table-cell office:value-type="string">
            <text:p>Agendar Eventos</text:p>
          </table:table-cell>
          <table:table-cell office:value-type="string">
            <text:p>Crítico</text:p>
          </table:table-cell>
          <table:table-cell table:style-name="ce10"/>
          <table:table-cell office:value-type="string">
            <text:p>O sistema deve inscrever um novo evento a partir de formulário preenchido por gerente de eventos.</text:p>
          </table:table-cell>
        </table:table-row>
        <table:table-row table:style-name="ro7">
          <table:table-cell office:value-type="string">
            <text:p>RF005</text:p>
          </table:table-cell>
          <table:table-cell office:value-type="string">
            <text:p>Editar Evento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alterar os dados de um eventos a partir de alterações realizadas pelo gerente de eventos dentro do tempo de alterações válido.</text:p>
          </table:table-cell>
        </table:table-row>
        <table:table-row table:style-name="ro7">
          <table:table-cell office:value-type="string">
            <text:p>RF006</text:p>
          </table:table-cell>
          <table:table-cell office:value-type="string">
            <text:p>Listar Event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eventos para um usuário de acordo com o filtro escolhido (data, dono, tipo, área, subárea...).</text:p>
          </table:table-cell>
        </table:table-row>
        <table:table-row table:style-name="ro8">
          <table:table-cell office:value-type="string">
            <text:p>RF007</text:p>
          </table:table-cell>
          <table:table-cell office:value-type="string">
            <text:p>Detalhar Event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os detalhes de um evento escolhido, como o número de participantes, áreas e subáreas, o tipo de evento, datas de inscrições e submissões, resumo do evento...).</text:p>
          </table:table-cell>
        </table:table-row>
        <table:table-row table:style-name="ro6">
          <table:table-cell office:value-type="string">
            <text:p>RF008</text:p>
          </table:table-cell>
          <table:table-cell office:value-type="string">
            <text:p>Adicionar Revisore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quisitar uma conta de revisor, escolhida pelo gerente do evento ao evento.</text:p>
          </table:table-cell>
        </table:table-row>
        <table:table-row table:style-name="ro8">
          <table:table-cell office:value-type="string">
            <text:p>RF009</text:p>
          </table:table-cell>
          <table:table-cell office:value-type="string">
            <text:p>Listar Revisore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ao gerente de eventos todos os revisores, e de acordo com filtro (Disponíbilidade, nome, área/subárea de atuação, número de trabalhos revisados...).</text:p>
          </table:table-cell>
        </table:table-row>
        <table:table-row table:style-name="ro9">
          <table:table-cell office:value-type="string">
            <text:p>RF010</text:p>
          </table:table-cell>
          <table:table-cell office:value-type="string">
            <text:p>Requisitar Cadastro de áreas e subáreas</text:p>
          </table:table-cell>
          <table:table-cell office:value-type="string">
            <text:p>Importante</text:p>
          </table:table-cell>
          <table:table-cell/>
          <table:table-cell table:style-name="ce12" office:value-type="string">
            <text:p>O sistema deve requisitar o cadastro de uma nova área ou subárea informado pelo gerente de eventos ou revisor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3: <text:span text:style-name="T2">Inscrições</text:span></text:p>
          </table:table-cell>
          <table:covered-table-cell table:number-columns-repeated="4" table:style-name="ce8"/>
        </table:table-row>
        <table:table-row table:style-name="ro6">
          <table:table-cell office:value-type="string">
            <text:p>RF011</text:p>
          </table:table-cell>
          <table:table-cell office:value-type="string">
            <text:p>Submeter Inscriçã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requisitar inscrição em evento preenchida pelo usuário para o gerente do evento dono.</text:p>
          </table:table-cell>
        </table:table-row>
        <table:table-row table:style-name="ro10">
          <table:table-cell office:value-type="string">
            <text:p>RF012</text:p>
          </table:table-cell>
          <table:table-cell office:value-type="string">
            <text:p>Submeter Trabalh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uma submissão de trabalho para o gerente do evento dono.</text:p>
          </table:table-cell>
        </table:table-row>
        <table:table-row table:style-name="ro11">
          <table:table-cell office:value-type="string">
            <text:p>RF013</text:p>
          </table:table-cell>
          <table:table-cell office:value-type="string">
            <text:p>Edit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lterações ao gerente de eventos em uma inscrição/trabalho dentro da data limite do evento realizada pelo usuário.</text:p>
          </table:table-cell>
        </table:table-row>
        <table:table-row table:style-name="ro12">
          <table:table-cell office:value-type="string">
            <text:p>RF014</text:p>
          </table:table-cell>
          <table:table-cell office:value-type="string">
            <text:p>Cancel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o gerente de eventos o cancelamento de uma inscrição/trabalho enviado pelo usuário dentro da data limite.</text:p>
          </table:table-cell>
        </table:table-row>
        <table:table-row table:style-name="ro13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4: <text:span text:style-name="T2">Revisão de Trabalho</text:span></text:p>
          </table:table-cell>
          <table:covered-table-cell table:number-columns-repeated="4" table:style-name="ce8"/>
        </table:table-row>
        <table:table-row table:style-name="ro7">
          <table:table-cell office:value-type="string">
            <text:p>RF015</text:p>
          </table:table-cell>
          <table:table-cell office:value-type="string">
            <text:p>Designar Revisor/Requisitar Designação de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notificar um usuário de uma designação para Revisor, requisitar ao gerente de eventos o cadastro como revisor de trabalhos.</text:p>
          </table:table-cell>
        </table:table-row>
        <table:table-row table:style-name="ro14">
          <table:table-cell office:value-type="string">
            <text:p>RF016</text:p>
          </table:table-cell>
          <table:table-cell office:value-type="string">
            <text:p>Listar Trabalhos Submetid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trabalhos submetidos no presente evento ao usuário (gerente de eventos/revisor) de acordo com os filtros escolhidos(Data submissão, nome usuário, nome trabalho, área/subárea, revisor...).</text:p>
          </table:table-cell>
        </table:table-row>
        <table:table-row table:style-name="ro15">
          <table:table-cell office:value-type="string">
            <text:p>RF017</text:p>
          </table:table-cell>
          <table:table-cell office:value-type="string">
            <text:p>Aceitar Trabalho/Inscrição 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que o revisor avalia a validade de um trabalho através de uma avaliação prévia do trabalho submetido, aceitando o trabalho é enviado para o evento para ser revisado ou é enviada uma requisição para posterior edição do trabalho pelo usuário. O mesmo ocorre com a inscrição.</text:p>
          </table:table-cell>
        </table:table-row>
        <table:table-row table:style-name="ro13">
          <table:table-cell office:value-type="string">
            <text:p>RF018</text:p>
          </table:table-cell>
          <table:table-cell office:value-type="string">
            <text:p>Avaliar Submiss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o revisor avaliar um trabalho submetido e designado a esse revisor, permitindo edições, comentários, notas, etc...</text:p>
          </table:table-cell>
        </table:table-row>
        <table:table-row table:style-name="ro16">
          <table:table-cell office:value-type="string">
            <text:p>RF019</text:p>
          </table:table-cell>
          <table:table-cell office:value-type="string">
            <text:p>Remover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mover um usuário (revisor) escolhido pelo gerente, o usuário afetado deve receber uma notificação.</text:p>
          </table:table-cell>
        </table:table-row>
        <table:table-row table:style-name="ro17">
          <table:table-cell office:value-type="string">
            <text:p>RF020</text:p>
          </table:table-cell>
          <table:table-cell office:value-type="string">
            <text:p>Requisitar Cancelamento de Designação do Revisor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requisitar pelo usuário designado a remoção como revisor ao gerente.</text:p>
          </table:table-cell>
        </table:table-row>
        <table:table-row table:style-name="ro18">
          <table:table-cell table:style-name="ce8" table:number-columns-repeated="5"/>
        </table:table-row>
        <table:table-row table:style-name="ro19">
          <table:table-cell table:style-name="ce5" office:value-type="string" table:number-columns-spanned="5" table:number-rows-spanned="1">
            <text:p>MÓDULO 5: <text:span text:style-name="T2">Perfis</text:span></text:p>
          </table:table-cell>
          <table:covered-table-cell table:number-columns-repeated="4" table:style-name="ce8"/>
        </table:table-row>
        <table:table-row table:style-name="ro20">
          <table:table-cell office:value-type="string">
            <text:p>RF021</text:p>
          </table:table-cell>
          <table:table-cell office:value-type="string">
            <text:p>Visualizar Perfil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office:value-type="string">
            <text:p>O sistema deve permitir o usuário da presente conta, visualizar os detalhes do seu perfil, de campos como nome, idade, profissão, currículo acadêmico, tipo de conta, configurações, filtros, etc...</text:p>
          </table:table-cell>
        </table:table-row>
        <table:table-row table:style-name="ro13">
          <table:table-cell office:value-type="string">
            <text:p>RF022</text:p>
          </table:table-cell>
          <table:table-cell office:value-type="string">
            <text:p>Editar Perfil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usuário dono da conta possa alterar alguns campos do seu perfil mas não campos importantes como tipo de conta, nome e cpf/rg.</text:p>
          </table:table-cell>
        </table:table-row>
        <table:table-row table:style-name="ro12">
          <table:table-cell office:value-type="string">
            <text:p>RF023</text:p>
          </table:table-cell>
          <table:table-cell office:value-type="string">
            <text:p>Busc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permitir a busca de um perfil realizada por um usuário de acordo com o filtro preenchido (nome, profissão, eventos, tipo de conta...).</text:p>
          </table:table-cell>
        </table:table-row>
        <table:table-row table:style-name="ro21">
          <table:table-cell office:value-type="string">
            <text:p>RF024</text:p>
          </table:table-cell>
          <table:table-cell office:value-type="string">
            <text:p>Denunci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enviar uma denúncia preenchida por um usuário com os dados (motivo e descrição) referênciada a uma conta para o administrador do sistema.</text:p>
          </table:table-cell>
        </table:table-row>
        <table:table-row table:style-name="ro22">
          <table:table-cell office:value-type="string">
            <text:p>RF025</text:p>
          </table:table-cell>
          <table:table-cell office:value-type="string">
            <text:p>Exibir Requisição/Mensagem/Notificaç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para o usuário todas as requisições, mensagens ou notificações pertencentes a sua conta em uma lista e permitir que usuário detalhe esses dados.</text:p>
          </table:table-cell>
        </table:table-row>
        <table:table-row table:style-name="ro23">
          <table:table-cell office:value-type="string">
            <text:p>RF026</text:p>
          </table:table-cell>
          <table:table-cell office:value-type="string">
            <text:p>Responder Requisição/Mensagem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resposta de uma requisição ou mensagem preenchida pelo usuário, ao destinatário, no caso de um requisição a resposta na inclusão ou exclusão automática do objeto (motivo) em questão.</text:p>
          </table:table-cell>
        </table:table-row>
        <table:table-row table:style-name="ro24">
          <table:table-cell office:value-type="string">
            <text:p>RF027</text:p>
          </table:table-cell>
          <table:table-cell office:value-type="string">
            <text:p>Deletar Requisição/Mensagem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permitir a exclusao de uma requisição/mensagem pelo usuário. Obs: requisições excluídas sem resposta são automaticamente recusadas pelo usuário respondidas automaticamente com “Excluído pelo usuário”.</text:p>
          </table:table-cell>
        </table:table-row>
        <table:table-row table:style-name="ro8">
          <table:table-cell office:value-type="string">
            <text:p>RF028</text:p>
          </table:table-cell>
          <table:table-cell office:value-type="string">
            <text:p>Adicionar Contato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enviar uma requisição de contato (ligação) para outro usuário. A ligação só é efetivada se o outro usuário aceitar responder positivamente a requisição.</text:p>
          </table:table-cell>
        </table:table-row>
        <table:table-row table:style-name="ro25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6: <text:span text:style-name="T2">Notificações</text:span></text:p>
          </table:table-cell>
          <table:covered-table-cell table:number-columns-repeated="4" table:style-name="ce8"/>
        </table:table-row>
        <table:table-row table:style-name="ro26">
          <table:table-cell office:value-type="string">
            <text:p>RF029</text:p>
          </table:table-cell>
          <table:table-cell office:value-type="string">
            <text:p>Notific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notificação com informações (tipo,destinatário, data, hora e descrição) para o usuário.</text:p>
          </table:table-cell>
        </table:table-row>
        <table:table-row table:style-name="ro27">
          <table:table-cell office:value-type="string">
            <text:p>RF030</text:p>
          </table:table-cell>
          <table:table-cell office:value-type="string">
            <text:p>Requisit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ou encaminhar um formulário de requisição com informações (tipo, destinatário, data, hora e descrição) para o usuário destino. Esse tipo de formulário exige uma resposta.</text:p>
          </table:table-cell>
        </table:table-row>
        <table:table-row table:style-name="ro28">
          <table:table-cell office:value-type="string">
            <text:p>RF031</text:p>
          </table:table-cell>
          <table:table-cell office:value-type="string">
            <text:p>Notificar Event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notificar todos usuários inscritos em evento.</text:p>
          </table:table-cell>
        </table:table-row>
        <table:table-row table:style-name="ro17">
          <table:table-cell office:value-type="string">
            <text:p>RF032</text:p>
          </table:table-cell>
          <table:table-cell office:value-type="string">
            <text:p>Notificar Email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notificar o email de um visitante referente ao cadastro de um perfil.</text:p>
          </table:table-cell>
        </table:table-row>
        <table:table-row table:style-name="ro29">
          <table:table-cell table:style-name="ce8" table:number-columns-repeated="5"/>
        </table:table-row>
        <table:table-row table:style-name="ro30">
          <table:table-cell table:style-name="ce5" office:value-type="string" table:number-columns-spanned="5" table:number-rows-spanned="1">
            <text:p>MÓDULO 7: <text:span text:style-name="T2">Administração</text:span></text:p>
          </table:table-cell>
          <table:covered-table-cell table:number-columns-repeated="4" table:style-name="ce8"/>
        </table:table-row>
        <table:table-row table:style-name="ro31">
          <table:table-cell office:value-type="string">
            <text:p>RF033</text:p>
          </table:table-cell>
          <table:table-cell office:value-type="string">
            <text:p>Exibir/Responder Requisições/Denúncia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todas as requisições enviadas aos administradores de acordo com o filtro escolhido(respondido?, data de envio, expirados, por usuário, por tipo de requisição...) e permitir que uma requisição/denúncia sem resposta possa ser respondida por um administrador.</text:p>
          </table:table-cell>
        </table:table-row>
        <table:table-row table:style-name="ro32">
          <table:table-cell office:value-type="string">
            <text:p>RF034</text:p>
          </table:table-cell>
          <table:table-cell office:value-type="string">
            <text:p>Adicionar Novos Atributos (Área e Subárea)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adicionar novos atributos de uma requisição enviada por um gerente/revisor e aceita pelo administador, no banco de dados.</text:p>
          </table:table-cell>
        </table:table-row>
        <table:table-row table:style-name="ro33">
          <table:table-cell office:value-type="string">
            <text:p>RF035</text:p>
          </table:table-cell>
          <table:table-cell office:value-type="string">
            <text:p>Listar Atributos (Áreas e Subárea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todos os atributos cadastrados no sistema, de acordo com o filtro escolhido pelo administrador do sistema.</text:p>
          </table:table-cell>
        </table:table-row>
        <table:table-row table:style-name="ro34">
          <table:table-cell office:value-type="string">
            <text:p>RF036</text:p>
          </table:table-cell>
          <table:table-cell office:value-type="string">
            <text:p>Editar Atributos (Área e Subárea)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editar um atributo de área ou subárea escolhido na listagem de atributos pelo administrador. Obs: durante o aceite da edição todos os eventos impactados pelo alteração devem ser notificados.</text:p>
          </table:table-cell>
        </table:table-row>
        <table:table-row table:style-name="ro3">
          <table:table-cell office:value-type="string">
            <text:p>RF037</text:p>
          </table:table-cell>
          <table:table-cell office:value-type="string">
            <text:p>Adicionar Cadastro/Promoçã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office:value-type="string">
            <text:p>O sistema deve adicionar um cadastro/promoção requisitada pelo usuário e aceita pelo administrador.</text:p>
          </table:table-cell>
        </table:table-row>
        <table:table-row table:style-name="ro35">
          <table:table-cell office:value-type="string">
            <text:p>RF038</text:p>
          </table:table-cell>
          <table:table-cell office:value-type="string">
            <text:p>Remover Cadastro/Promoçã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revogue(remova) uma promoção ou cadastro realizado por um usuário no sistema. A revogação de um cadastro deve remover o usuário como gerente/revisor de todos os eventos relacionados.</text:p>
          </table:table-cell>
        </table:table-row>
        <table:table-row table:style-name="ro36">
          <table:table-cell office:value-type="string">
            <text:p>RF039</text:p>
          </table:table-cell>
          <table:table-cell office:value-type="string">
            <text:p>Editar Event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edite uma informação (fora da data limite) de um evento requisitado ou não pelo gerente do evento. Obs: a alteração de um evento gera uma notificação de evento.</text:p>
          </table:table-cell>
        </table:table-row>
        <table:table-row table:style-name="ro8">
          <table:table-cell office:value-type="string">
            <text:p>RF040</text:p>
          </table:table-cell>
          <table:table-cell office:value-type="string">
            <text:p>Cancelar Event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mover um evento escolhido pelo administrador ou requisitado por um usuário. Obs: a remoção de um evento gera uma notaficação de evento.</text:p>
          </table:table-cell>
        </table:table-row>
      </table:table>
      <table:table table:name="Sprint 1" table:style-name="ta1" table:print="false">
        <table:table-column table:style-name="co6" table:default-cell-style-name="ce7"/>
        <table:table-column table:style-name="co7" table:default-cell-style-name="ce7"/>
        <table:table-column table:style-name="co8" table:default-cell-style-name="ce17"/>
        <table:table-column table:style-name="co9" table:default-cell-style-name="ce17"/>
        <table:table-column table:style-name="co10" table:default-cell-style-name="ce12"/>
        <table:table-row table:style-name="ro1">
          <table:table-cell table:style-name="ce1" office:value-type="string" table:number-columns-spanned="5" table:number-rows-spanned="3">
            <text:p>SPRIN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SPRINT 1 – (12/09 – 10/10)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table:number-columns-repeated="4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TAREFAS ADICIONAIS E OBRIGATÓRIAS DA SPRINT: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Preparar ambiente de desenvolvimento (github, IDE e outras ferramentas)</text:p>
          </table:table-cell>
          <table:table-cell table:number-columns-repeated="2"/>
          <table:table-cell table:style-name="ce11" office:value-type="string">
            <text:p>P- tarefa Padrão para o projeto.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efinir padrões (templates, estilos, frameworks...)</text:p>
          </table:table-cell>
          <table:table-cell table:number-columns-repeated="2"/>
          <table:table-cell table:style-name="ce11" office:value-type="string">
            <text:p>P- tarefa Padrão para o projeto.</text:p>
          </table:table-cell>
        </table:table-row>
        <table:table-row table:style-name="ro1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Modelar diagrama de caso de uso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office:value-type="string">
            <text:p>U03</text:p>
          </table:table-cell>
          <table:table-cell office:value-type="string">
            <text:p>Modelar diagrama sequencial das funcionalidades implementadas na sprint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office:value-type="string">
            <text:p>U04</text:p>
          </table:table-cell>
          <table:table-cell office:value-type="string">
            <text:p>Refinar diagrama de classes para a implementação da funcionalidade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2: CADASTRAR USUÁRI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Modelar as classes do banco de dados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Desenvolver primeiras classes de modelo e ligação do projeto com hibernate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3</text:p>
          </table:table-cell>
          <table:table-cell office:value-type="string">
            <text:p>Desenvolver JSF da tela inicial (home)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4</text:p>
          </table:table-cell>
          <table:table-cell office:value-type="string">
            <text:p>Integrar template ao JSF da tela inicial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5</text:p>
          </table:table-cell>
          <table:table-cell office:value-type="string">
            <text:p>Desenvolver formulário padrão com os dados para cadastro do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validações nos campos do formulário em javascript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cadastro de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8</text:p>
          </table:table-cell>
          <table:table-cell office:value-type="string">
            <text:p>Integrar formulário ao banco de dados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2:NOTIFICAR EMA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módulo de notificação por e-mail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realizar validações referentes ao envio de e-mail (verificar validade dos dados).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1:EFETUAR AUTENTICA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Desenvolver JSF da tela inicial (home) do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Implementar tela (caixa de diálogo) na home para autenticar usuário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Criar formulário de autenticação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Criar template padrão para a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Aplicar template padrão a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Implementar validações na tela de autenticação em javascript</text:p>
          </table:table-cell>
          <table:table-cell table:number-columns-repeated="3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busca de cadastro para realizar autenticação</text:p>
          </table:table-cell>
          <table:table-cell table:number-columns-repeated="3"/>
        </table:table-row>
        <table:table-row table:style-name="ro1">
          <table:table-cell office:value-type="string">
            <text:p>T08</text:p>
          </table:table-cell>
          <table:table-cell office:value-type="string">
            <text:p>Tratar variáveis de sessão para guardar usuário autenticado no sistema</text:p>
          </table:table-cell>
          <table:table-cell table:number-columns-repeated="3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21:VISUALIZAR PERF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perfil do usuário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Criar template padrão para tela de perfis de usuário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Aplicar template padrão a tela de perfil de usuário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 por dados de sess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Preencher perfil do usuário com os dados da busca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7:ADICIONAR CADASTRO/PROMO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opções avançadas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Aplicar template padrão da tela de opções avançadas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Listar todos cadastros aguardando avaliação do administrador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s aguardando avaliaç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Adicionar/implementar operação alteração de cadastro (aceitado)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Adicionar/implementar operação para remoção de cadastro (recusado)</text:p>
          </table:table-cell>
          <table:table-cell table:number-columns-repeated="3"/>
        </table:table-row>
        <table:table-row table:style-name="ro1">
          <table:table-cell office:value-type="string">
            <text:p>T07</text:p>
          </table:table-cell>
          <table:table-cell office:value-type="string">
            <text:p>integrar notificação via e-mail para endereço de e-mail do cadastro</text:p>
          </table:table-cell>
          <table:table-cell table:number-columns-repeated="3"/>
        </table:table-row>
        <table:table-row table:style-name="ro1">
          <table:table-cell office:value-type="string">
            <text:p>T08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07:21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6-09-29T07:21:54.06</dc:date>
    <meta:editing-duration>PT16H57M10S</meta:editing-duration>
    <meta:editing-cycles>86</meta:editing-cycles>
    <meta:generator>OpenOffice/4.1.2$Win32 OpenOffice.org_project/412m3$Build-9782</meta:generator>
    <dc:creator>Notreve Sordauq</dc:creator>
    <meta:document-statistic meta:table-count="2" meta:cell-count="305" meta:object-count="0"/>
  </office:meta>
</office:document-meta>
</file>